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5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6" style:family="paragraph" style:parent-style-name="Table_20_Contents">
      <style:text-properties officeooo:rsid="0016dc92" officeooo:paragraph-rsid="0016dc92"/>
    </style:style>
    <style:style style:name="P7" style:family="paragraph" style:parent-style-name="Table_20_Contents">
      <style:text-properties officeooo:rsid="0018c4f2" officeooo:paragraph-rsid="0018c4f2"/>
    </style:style>
    <style:style style:name="P8" style:family="paragraph" style:parent-style-name="Table_20_Contents" style:list-style-name="L1">
      <style:text-properties officeooo:rsid="0016dc92" officeooo:paragraph-rsid="0014d850"/>
    </style:style>
    <style:style style:name="P9" style:family="paragraph" style:parent-style-name="Table_20_Contents" style:list-style-name="L1">
      <style:text-properties officeooo:rsid="0016dc92" officeooo:paragraph-rsid="0016dc92"/>
    </style:style>
    <style:style style:name="P10" style:family="paragraph" style:parent-style-name="Table_20_Contents" style:list-style-name="L2">
      <style:text-properties officeooo:rsid="0016dc92" officeooo:paragraph-rsid="0016dc92"/>
    </style:style>
    <style:style style:name="P11" style:family="paragraph" style:parent-style-name="Table_20_Contents">
      <style:text-properties officeooo:rsid="0016dc92" officeooo:paragraph-rsid="0016dc92"/>
    </style:style>
    <style:style style:name="P12" style:family="paragraph" style:parent-style-name="Table_20_Contents" style:list-style-name="L5">
      <style:text-properties officeooo:rsid="0016dc92" officeooo:paragraph-rsid="001f1544"/>
    </style:style>
    <style:style style:name="P13" style:family="paragraph" style:parent-style-name="Table_20_Contents" style:list-style-name="L3">
      <style:text-properties officeooo:rsid="0018c4f2" officeooo:paragraph-rsid="0018c4f2"/>
    </style:style>
    <style:style style:name="P14" style:family="paragraph" style:parent-style-name="Table_20_Contents" style:list-style-name="L4">
      <style:text-properties officeooo:rsid="0018c4f2" officeooo:paragraph-rsid="0018c4f2"/>
    </style:style>
    <style:style style:name="P15" style:family="paragraph" style:parent-style-name="Table_20_Contents">
      <style:text-properties officeooo:rsid="0018c4f2" officeooo:paragraph-rsid="0018c4f2"/>
    </style:style>
    <style:style style:name="P16" style:family="paragraph" style:parent-style-name="Table_20_Contents" style:list-style-name="L5">
      <style:text-properties officeooo:rsid="0018c4f2" officeooo:paragraph-rsid="001f1544"/>
    </style:style>
    <style:style style:name="P17" style:family="paragraph" style:parent-style-name="Table_20_Contents">
      <style:text-properties officeooo:rsid="001f1544" officeooo:paragraph-rsid="001f1544"/>
    </style:style>
    <style:style style:name="P18" style:family="paragraph" style:parent-style-name="Table_20_Contents" style:list-style-name="L1">
      <style:text-properties officeooo:rsid="001f1544" officeooo:paragraph-rsid="001f1544"/>
    </style:style>
    <style:style style:name="P19" style:family="paragraph" style:parent-style-name="Table_20_Contents" style:list-style-name="L7">
      <style:text-properties officeooo:rsid="001f1544" officeooo:paragraph-rsid="001f1544"/>
    </style:style>
    <style:style style:name="P20" style:family="paragraph" style:parent-style-name="Table_20_Contents">
      <style:text-properties officeooo:rsid="0014d850" officeooo:paragraph-rsid="0014d850"/>
    </style:style>
    <style:style style:name="P21" style:family="paragraph" style:parent-style-name="Table_20_Contents">
      <style:text-properties officeooo:rsid="0014d850" officeooo:paragraph-rsid="001f15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544" style:font-weight-asian="normal" style:font-weight-complex="normal"/>
    </style:style>
    <style:style style:name="T3" style:family="text">
      <style:text-properties officeooo:rsid="0016dc92"/>
    </style:style>
    <style:style style:name="T4" style:family="text">
      <style:text-properties officeooo:rsid="0018c4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c4f2" style:font-weight-asian="bold" style:font-weight-complex="bold"/>
    </style:style>
    <style:style style:name="T7" style:family="text">
      <style:text-properties fo:font-weight="bold" officeooo:rsid="001f1544" style:font-weight-asian="bold" style:font-weight-complex="bold"/>
    </style:style>
    <style:style style:name="T8" style:family="text">
      <style:text-properties officeooo:rsid="001f15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Test Scenario Number:</text:p>
          </table:table-cell>
          <table:table-cell table:style-name="Table1.B1" office:value-type="string">
            <text:p text:style-name="P1">00<text:span text:style-name="T8">2</text:span></text:p>
          </table:table-cell>
          <table:table-cell table:style-name="Table1.A1" office:value-type="string">
            <text:p text:style-name="P2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2">Sprint Number:</text:p>
          </table:table-cell>
          <table:table-cell table:style-name="Table1.B4" office:value-type="string">
            <text:p text:style-name="P17">1</text:p>
          </table:table-cell>
          <table:table-cell table:style-name="Table1.A2" office:value-type="string">
            <text:p text:style-name="P2">Application:</text:p>
          </table:table-cell>
          <table:table-cell table:style-name="Table1.D4" office:value-type="string">
            <text:p text:style-name="P6">main.py</text:p>
          </table:table-cell>
        </table:table-row>
        <table:table-row>
          <table:table-cell table:style-name="Table1.A2" office:value-type="string">
            <text:p text:style-name="P2">Tracker ID:</text:p>
          </table:table-cell>
          <table:table-cell table:style-name="Table1.B4" office:value-type="string">
            <text:p text:style-name="P17">ST-002</text:p>
          </table:table-cell>
          <table:table-cell table:style-name="Table1.A2" office:value-type="string">
            <text:p text:style-name="P2">Time Estimation:</text:p>
          </table:table-cell>
          <table:table-cell table:style-name="Table1.D4" office:value-type="string">
            <text:p text:style-name="P1"><text:span text:style-name="T8">30</text:span> Minutes</text:p>
          </table:table-cell>
        </table:table-row>
        <table:table-row>
          <table:table-cell table:style-name="Table1.A2" office:value-type="string">
            <text:p text:style-name="P2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2">Type:</text:p>
          </table:table-cell>
          <table:table-cell table:style-name="Table1.D4" office:value-type="string">
            <text:p text:style-name="P7">Stepwise</text:p>
          </table:table-cell>
        </table:table-row>
        <table:table-row>
          <table:table-cell table:style-name="Table1.A5" table:number-columns-spanned="4" office:value-type="string">
            <text:p text:style-name="P2">Test Scenario and Requirements Description:<text:span text:style-name="T1"> </text:span><text:span text:style-name="T2">This is an expansion of ST-001. <text:s/>After setting up the initial simulator, this will continue and test the simulator.</text:span></text:p>
            <text:p text:style-name="P2">Prerequisites:</text:p>
            <text:list xml:id="list1754249806961736765" text:style-name="L1">
              <text:list-item>
                <text:p text:style-name="P8">User has Collision Avoidance folder</text:p>
              </text:list-item>
              <text:list-item>
                <text:p text:style-name="P9">User has Python 3.X installed with stock IDLE 3 IDE</text:p>
              </text:list-item>
              <text:list-item>
                <text:p text:style-name="P9">User has SQLite3 Installed</text:p>
              </text:list-item>
              <text:list-item>
                <text:p text:style-name="P18">User has run scenario test ST-001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2">Scenario Title: <text:span text:style-name="T2">Run Simulator for 40 Steps</text:span></text:p>
            <text:p text:style-name="P2">Scenario Procedure:</text:p>
            <text:p text:style-name="P5"><text:tab/>U<text:span text:style-name="T3">sing the provided scripts, the user will import the test airplanes to the python algorithm. <text:s/>Then the user will run the simulator for 40 steps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3">Scenario Steps:</text:p>
          </table:table-cell>
          <table:covered-table-cell/>
          <table:table-cell table:style-name="Table1.C7" table:number-columns-spanned="2" office:value-type="string">
            <text:p text:style-name="P3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4">Create Airplane Test Database:</text:p>
            <text:list xml:id="list5997997570186666118" text:style-name="L2">
              <text:list-item>
                <text:p text:style-name="P10">Open New Terminal</text:p>
              </text:list-item>
              <text:list-item>
                <text:p text:style-name="P10">Navigate to …/collision_avoidance/src/python</text:p>
              </text:list-item>
              <text:list-item>
                <text:p text:style-name="P10">Run command:</text:p>
                <text:list>
                  <text:list-item>
                    <text:p text:style-name="P10">sqlite3 airwaves.db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6">The SQLite program will start in the terminal, opening up the airwaves.db. <text:s/>If no database exists, it will create it.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6"><text:span text:style-name="T5">Implement Starting Data:</text:span></text:p>
            <text:list xml:id="list6395800993247067112" text:style-name="L5">
              <text:list-item>
                <text:p text:style-name="P12">While in SQLite3 run the command:</text:p>
                <text:list>
                  <text:list-item>
                    <text:p text:style-name="P12">.read db_update.sql</text:p>
                  </text:list-item>
                </text:list>
              </text:list-item>
              <text:list-item>
                <text:p text:style-name="P12">While in SQLite3 run the command:</text:p>
                <text:list>
                  <text:list-item>
                    <text:p text:style-name="P12">.schema</text:p>
                  </text:list-item>
                </text:list>
              </text:list-item>
              <text:list-item>
                <text:p text:style-name="P16">While in SQLite3 run the command:</text:p>
                <text:list>
                  <text:list-item>
                    <text:p text:style-name="P16"><text:span text:style-name="T5">.exit</text:span>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6">The schema for the tables airwaves and stage should appear. <text:span text:style-name="T4">Then the exit command will bring the user back to the linux terminal.</text:span>*</text:p>
            <text:p text:style-name="P6"/>
            <text:p text:style-name="P6">* - Note: If this is the first set up of the table, two errors will appear with the db_update.sql script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4">Open main.py in <text:span text:style-name="T4">terminal</text:span>:</text:p>
            <text:list xml:id="list5582264091633339398" text:style-name="L3">
              <text:list-item>
                <text:p text:style-name="P13">In the same terminal as above, run the following:</text:p>
                <text:list>
                  <text:list-item>
                    <text:p text:style-name="P13">python3 -i main.py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7">Will open the python terminal (Denoted with the “&gt;&gt;&gt;”).</text:p>
          </table:table-cell>
          <table:covered-table-cell/>
        </table:table-row>
        <table:table-row>
          <table:table-cell table:style-name="Table1.A11" table:number-columns-spanned="2" office:value-type="string">
            <text:p text:style-name="P1"><text:span text:style-name="T6">Create Simulator object and populate with Airplanes</text:span>:</text:p>
            <text:list xml:id="list7584793762179258406" text:style-name="L4">
              <text:list-item>
                <text:p text:style-name="P14">Create a new simulator object <text:span text:style-name="T8">with step count of 40</text:span> by typing the following command:</text:p>
                <text:list>
                  <text:list-item>
                    <text:p text:style-name="P14">sim = Simulator(<text:span text:style-name="T8">4</text:span>0)</text:p>
                  </text:list-item>
                </text:list>
              </text:list-item>
              <text:list-item>
                <text:p text:style-name="P14">Populate the simulator with aircraft by running:</text:p>
                <text:list>
                  <text:list-item>
                    <text:p text:style-name="P14">sim.createAirplanes()</text:p>
                  </text:list-item>
                </text:list>
              </text:list-item>
              <text:list-item>
                <text:p text:style-name="P14">Confirm that two airplanes were created <text:soft-page-break/>by running:</text:p>
                <text:list>
                  <text:list-item>
                    <text:p text:style-name="P14">sim.airplanes</text:p>
                  </text:list-item>
                </text:list>
              </text:list-item>
            </text:list>
          </table:table-cell>
          <table:covered-table-cell/>
          <table:table-cell table:style-name="Table1.C11" table:number-columns-spanned="2" office:value-type="string">
            <text:p text:style-name="P7">A list of two airplane objects with the address in memory will appear. 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21"><text:span text:style-name="T7">Run Simulator</text:span>:</text:p>
            <text:list xml:id="list4394455617023646896" text:style-name="L7">
              <text:list-item>
                <text:p text:style-name="P19">In python environment, run the following command:</text:p>
                <text:list>
                  <text:list-item>
                    <text:p text:style-name="P19">sim.run_sim()</text:p>
                  </text:list-item>
                </text:list>
              </text:list-item>
              <text:list-item>
                <text:p text:style-name="P19">When the simulator is complete, run:</text:p>
                <text:list>
                  <text:list-item>
                    <text:p text:style-name="P19">exit()</text:p>
                  </text:list-item>
                </text:list>
              </text:list-item>
            </text:list>
          </table:table-cell>
          <table:covered-table-cell/>
          <table:table-cell table:style-name="Table1.C12" table:number-columns-spanned="2" office:value-type="string">
            <text:p text:style-name="P17">The simulator will step through 40 steps, giving outputs for both airplanes. <text:s/><text:span text:style-name="T4"><text:s/>Upon exit, the user will be back at the linux terminal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34:36.355578070</dc:date>
    <meta:editing-duration>PT20M44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2" meta:paragraph-count="60" meta:word-count="360" meta:character-count="2131" meta:non-whitespace-character-count="1850"/>
  </office:meta>
</office:document-meta>
</file>